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rsid="009dd8d4" officeooo:paragraph-rsid="0019b470"/>
    </style:style>
    <style:style style:name="P2" style:family="paragraph" style:parent-style-name="Heading">
      <style:text-properties officeooo:paragraph-rsid="0019b470"/>
    </style:style>
    <style:style style:name="P3" style:family="paragraph" style:parent-style-name="Heading">
      <style:text-properties officeooo:paragraph-rsid="001fa6b7"/>
    </style:style>
    <style:style style:name="P4" style:family="paragraph" style:parent-style-name="Heading">
      <style:text-properties officeooo:rsid="002047ca" officeooo:paragraph-rsid="002047ca"/>
    </style:style>
    <style:style style:name="P5" style:family="paragraph" style:parent-style-name="Preformatted_20_Text">
      <style:text-properties officeooo:rsid="12c54d70" officeooo:paragraph-rsid="0019b470"/>
    </style:style>
    <style:style style:name="P6" style:family="paragraph" style:parent-style-name="Preformatted_20_Text">
      <style:text-properties officeooo:rsid="10e7d01d" officeooo:paragraph-rsid="0019b470"/>
    </style:style>
    <style:style style:name="P7" style:family="paragraph" style:parent-style-name="Preformatted_20_Text">
      <style:text-properties style:font-name="Liberation Mono" fo:font-size="10pt" officeooo:rsid="10e7d01d" officeooo:paragraph-rsid="0019b470" style:font-size-asian="10pt" style:font-size-complex="10pt"/>
    </style:style>
    <style:style style:name="P8" style:family="paragraph" style:parent-style-name="Preformatted_20_Text">
      <style:text-properties officeooo:rsid="11857717" officeooo:paragraph-rsid="0019b470"/>
    </style:style>
    <style:style style:name="P9" style:family="paragraph" style:parent-style-name="Preformatted_20_Text">
      <style:text-properties officeooo:rsid="12815cd1" officeooo:paragraph-rsid="0019b470"/>
    </style:style>
    <style:style style:name="P10" style:family="paragraph" style:parent-style-name="Preformatted_20_Text">
      <style:text-properties officeooo:rsid="12d646be" officeooo:paragraph-rsid="0019b470"/>
    </style:style>
    <style:style style:name="P11" style:family="paragraph" style:parent-style-name="Preformatted_20_Text">
      <style:text-properties officeooo:rsid="10ddcf6b" officeooo:paragraph-rsid="0019b470"/>
    </style:style>
    <style:style style:name="P12" style:family="paragraph" style:parent-style-name="Preformatted_20_Text">
      <style:text-properties officeooo:rsid="12949f0d" officeooo:paragraph-rsid="0019b470"/>
    </style:style>
    <style:style style:name="P13" style:family="paragraph" style:parent-style-name="Preformatted_20_Text">
      <style:text-properties fo:color="#fff200" style:font-name="Liberation Mono" fo:font-size="10pt" fo:font-weight="bold" officeooo:rsid="10e4338c" officeooo:paragraph-rsid="0019b470" style:font-name-asian="DejaVu Sans Mono" style:font-size-asian="10pt" style:font-name-complex="Liberation Mono" style:font-size-complex="10pt"/>
    </style:style>
    <style:style style:name="P14" style:family="paragraph" style:parent-style-name="Preformatted_20_Text">
      <style:text-properties fo:color="#fff200" style:font-name="Liberation Mono" fo:font-size="10pt" fo:font-weight="bold" officeooo:rsid="10dcbb9f" officeooo:paragraph-rsid="0019b470" style:font-name-asian="DejaVu Sans Mono" style:font-size-asian="10pt" style:font-name-complex="Liberation Mono" style:font-size-complex="10pt"/>
    </style:style>
    <style:style style:name="P15" style:family="paragraph" style:parent-style-name="Preformatted_20_Text">
      <style:text-properties fo:color="#fff200" style:font-name="Liberation Mono" fo:font-size="10pt" fo:font-weight="bold" officeooo:rsid="10ddcf6b" officeooo:paragraph-rsid="0019b470" style:font-name-asian="DejaVu Sans Mono" style:font-size-asian="10pt" style:font-name-complex="Liberation Mono" style:font-size-complex="10pt"/>
    </style:style>
    <style:style style:name="P16" style:family="paragraph" style:parent-style-name="Preformatted_20_Text">
      <style:text-properties officeooo:rsid="10dcbb9f" officeooo:paragraph-rsid="0019b470"/>
    </style:style>
    <style:style style:name="P17" style:family="paragraph" style:parent-style-name="Preformatted_20_Text">
      <style:text-properties officeooo:paragraph-rsid="0019b470"/>
    </style:style>
    <style:style style:name="P18" style:family="paragraph" style:parent-style-name="Preformatted_20_Text">
      <style:text-properties officeooo:rsid="10e30e4f" officeooo:paragraph-rsid="001d454b"/>
    </style:style>
    <style:style style:name="P19" style:family="paragraph" style:parent-style-name="Preformatted_20_Text">
      <style:text-properties officeooo:rsid="009a362e" officeooo:paragraph-rsid="001d454b"/>
    </style:style>
    <style:style style:name="P20" style:family="paragraph" style:parent-style-name="Preformatted_20_Text">
      <style:text-properties officeooo:rsid="009a362e" officeooo:paragraph-rsid="001fa6b7"/>
    </style:style>
    <style:style style:name="P21" style:family="paragraph" style:parent-style-name="Preformatted_20_Text">
      <style:text-properties officeooo:paragraph-rsid="001d454b"/>
    </style:style>
    <style:style style:name="P22" style:family="paragraph" style:parent-style-name="Preformatted_20_Text">
      <style:text-properties officeooo:rsid="10e4338c" officeooo:paragraph-rsid="001fa6b7"/>
    </style:style>
    <style:style style:name="P23" style:family="paragraph" style:parent-style-name="Preformatted_20_Text">
      <style:text-properties officeooo:rsid="009bd942" officeooo:paragraph-rsid="001fa6b7"/>
    </style:style>
    <style:style style:name="P24" style:family="paragraph" style:parent-style-name="Preformatted_20_Text">
      <style:text-properties officeooo:paragraph-rsid="001fa6b7"/>
    </style:style>
    <style:style style:name="P25" style:family="paragraph" style:parent-style-name="Preformatted_20_Text">
      <style:text-properties officeooo:paragraph-rsid="002047ca"/>
    </style:style>
    <style:style style:name="P26" style:family="paragraph" style:parent-style-name="Quotations">
      <style:text-properties fo:font-size="10pt" fo:font-style="italic" style:font-size-asian="10pt" style:font-style-asian="italic" style:font-size-complex="10pt" style:font-style-complex="italic"/>
    </style:style>
    <style:style style:name="P27" style:family="paragraph" style:parent-style-name="Standard">
      <style:text-properties fo:font-weight="bold" officeooo:rsid="12d646be" officeooo:paragraph-rsid="0019b470" style:font-weight-asian="bold" style:font-weight-complex="bold"/>
    </style:style>
    <style:style style:name="P28" style:family="paragraph" style:parent-style-name="Standard">
      <style:text-properties officeooo:rsid="12815cd1" officeooo:paragraph-rsid="0019b470"/>
    </style:style>
    <style:style style:name="P29" style:family="paragraph" style:parent-style-name="Standard">
      <style:text-properties officeooo:rsid="12d646be" officeooo:paragraph-rsid="0019b470"/>
    </style:style>
    <style:style style:name="P30" style:family="paragraph" style:parent-style-name="Standard">
      <style:text-properties officeooo:paragraph-rsid="0019b470"/>
    </style:style>
    <style:style style:name="P31" style:family="paragraph" style:parent-style-name="Standard">
      <style:text-properties officeooo:rsid="002047ca" officeooo:paragraph-rsid="002047ca"/>
    </style:style>
    <style:style style:name="P32" style:family="paragraph" style:parent-style-name="Text_20_body">
      <style:text-properties officeooo:rsid="12c54d70" officeooo:paragraph-rsid="0019b470"/>
    </style:style>
    <style:style style:name="P33" style:family="paragraph" style:parent-style-name="Text_20_body">
      <style:text-properties fo:font-style="normal" officeooo:rsid="10e65b86" officeooo:paragraph-rsid="0019b470" style:font-style-asian="normal" style:font-style-complex="normal"/>
    </style:style>
    <style:style style:name="P34" style:family="paragraph" style:parent-style-name="Text_20_body">
      <style:text-properties fo:font-style="normal" fo:font-weight="normal" officeooo:rsid="009a362e" officeooo:paragraph-rsid="001d454b" style:font-style-asian="normal" style:font-weight-asian="normal" style:font-style-complex="normal" style:font-weight-complex="normal"/>
    </style:style>
    <style:style style:name="P35" style:family="paragraph" style:parent-style-name="Text_20_body">
      <style:text-properties officeooo:rsid="10e65b86" officeooo:paragraph-rsid="0019b470"/>
    </style:style>
    <style:style style:name="P36" style:family="paragraph" style:parent-style-name="Text_20_body">
      <style:text-properties officeooo:rsid="10e7d01d" officeooo:paragraph-rsid="0019b470"/>
    </style:style>
    <style:style style:name="P37" style:family="paragraph" style:parent-style-name="Text_20_body">
      <style:text-properties style:font-name="Liberation Mono" fo:font-size="10pt" officeooo:rsid="10e7d01d" officeooo:paragraph-rsid="0019b470" style:font-size-asian="10pt" style:font-size-complex="10pt"/>
    </style:style>
    <style:style style:name="P38" style:family="paragraph" style:parent-style-name="Text_20_body">
      <style:text-properties style:font-name="Liberation Mono" fo:font-size="10pt" officeooo:rsid="01a6c715" officeooo:paragraph-rsid="0019b470" style:font-size-asian="10pt" style:font-size-complex="10pt"/>
    </style:style>
    <style:style style:name="P39" style:family="paragraph" style:parent-style-name="Text_20_body">
      <style:text-properties style:font-name="Liberation Mono" fo:font-size="10pt" officeooo:rsid="10dcbb9f" officeooo:paragraph-rsid="0019b470" style:font-size-asian="10pt" style:font-size-complex="10pt"/>
    </style:style>
    <style:style style:name="P40" style:family="paragraph" style:parent-style-name="Text_20_body">
      <style:text-properties style:font-name="Liberation Mono" fo:font-size="10pt" officeooo:rsid="01b944d8" officeooo:paragraph-rsid="0019b470" style:font-size-asian="10pt" style:font-size-complex="10pt"/>
    </style:style>
    <style:style style:name="P41" style:family="paragraph" style:parent-style-name="Text_20_body">
      <style:text-properties style:font-name="Liberation Mono" fo:font-size="10pt" officeooo:rsid="12b5263c" officeooo:paragraph-rsid="0019b470" style:font-size-asian="10pt" style:font-size-complex="10pt"/>
    </style:style>
    <style:style style:name="P42" style:family="paragraph" style:parent-style-name="Text_20_body">
      <style:text-properties officeooo:rsid="10e9a855" officeooo:paragraph-rsid="0019b470"/>
    </style:style>
    <style:style style:name="P43" style:family="paragraph" style:parent-style-name="Text_20_body">
      <style:text-properties officeooo:rsid="11849021" officeooo:paragraph-rsid="0019b470"/>
    </style:style>
    <style:style style:name="P44" style:family="paragraph" style:parent-style-name="Text_20_body">
      <style:text-properties officeooo:rsid="12815cd1" officeooo:paragraph-rsid="0019b470"/>
    </style:style>
    <style:style style:name="P45" style:family="paragraph" style:parent-style-name="Text_20_body">
      <style:text-properties officeooo:rsid="12b1dcfb" officeooo:paragraph-rsid="0019b470"/>
    </style:style>
    <style:style style:name="P46" style:family="paragraph" style:parent-style-name="Text_20_body">
      <style:text-properties officeooo:rsid="12d646be" officeooo:paragraph-rsid="0019b470"/>
    </style:style>
    <style:style style:name="P47" style:family="paragraph" style:parent-style-name="Text_20_body">
      <style:text-properties officeooo:rsid="00bf3f7e" officeooo:paragraph-rsid="0019b470"/>
    </style:style>
    <style:style style:name="P48" style:family="paragraph" style:parent-style-name="Text_20_body">
      <style:text-properties fo:font-style="italic" officeooo:rsid="10ddcf6b" officeooo:paragraph-rsid="0019b470" style:font-style-asian="italic" style:font-style-complex="italic"/>
    </style:style>
    <style:style style:name="P49" style:family="paragraph" style:parent-style-name="Text_20_body">
      <style:text-properties fo:font-style="italic" officeooo:paragraph-rsid="0019b470" style:font-style-asian="italic" style:font-style-complex="italic"/>
    </style:style>
    <style:style style:name="P50" style:family="paragraph" style:parent-style-name="Text_20_body">
      <style:text-properties fo:font-style="italic" fo:font-weight="normal" officeooo:rsid="10dcbb9f" officeooo:paragraph-rsid="0019b470" style:font-style-asian="italic" style:font-weight-asian="normal" style:font-style-complex="italic" style:font-weight-complex="normal"/>
    </style:style>
    <style:style style:name="P51" style:family="paragraph" style:parent-style-name="Text_20_body">
      <style:text-properties officeooo:rsid="00c0ecf1" officeooo:paragraph-rsid="0019b470"/>
    </style:style>
    <style:style style:name="P52" style:family="paragraph" style:parent-style-name="Text_20_body">
      <style:text-properties officeooo:rsid="00c13d78" officeooo:paragraph-rsid="0019b470"/>
    </style:style>
    <style:style style:name="P53" style:family="paragraph" style:parent-style-name="Text_20_body">
      <style:text-properties officeooo:rsid="10ddcf6b" officeooo:paragraph-rsid="0019b470"/>
    </style:style>
    <style:style style:name="P54" style:family="paragraph" style:parent-style-name="Text_20_body">
      <style:text-properties officeooo:rsid="12949f0d" officeooo:paragraph-rsid="0019b470"/>
    </style:style>
    <style:style style:name="P55" style:family="paragraph" style:parent-style-name="Text_20_body">
      <style:text-properties officeooo:rsid="01a6e1c9" officeooo:paragraph-rsid="0019b470"/>
    </style:style>
    <style:style style:name="P56" style:family="paragraph" style:parent-style-name="Text_20_body">
      <style:text-properties officeooo:rsid="12b451f1" officeooo:paragraph-rsid="0019b470"/>
    </style:style>
    <style:style style:name="P57" style:family="paragraph" style:parent-style-name="Text_20_body">
      <style:text-properties officeooo:rsid="12b5263c" officeooo:paragraph-rsid="0019b470"/>
    </style:style>
    <style:style style:name="P58" style:family="paragraph" style:parent-style-name="Text_20_body">
      <style:text-properties officeooo:rsid="10a2fdac" officeooo:paragraph-rsid="0019b470"/>
    </style:style>
    <style:style style:name="P59" style:family="paragraph" style:parent-style-name="Text_20_body">
      <style:text-properties officeooo:rsid="10a4c461" officeooo:paragraph-rsid="0019b470"/>
    </style:style>
    <style:style style:name="P60" style:family="paragraph" style:parent-style-name="Text_20_body">
      <style:text-properties officeooo:paragraph-rsid="0019b470"/>
    </style:style>
    <style:style style:name="P61" style:family="paragraph" style:parent-style-name="Text_20_body">
      <style:text-properties officeooo:rsid="1146d6dc" officeooo:paragraph-rsid="001d454b"/>
    </style:style>
    <style:style style:name="P62" style:family="paragraph" style:parent-style-name="Text_20_body">
      <style:text-properties officeooo:rsid="009a362e" officeooo:paragraph-rsid="001d454b"/>
    </style:style>
    <style:style style:name="P63" style:family="paragraph" style:parent-style-name="Text_20_body">
      <style:text-properties officeooo:rsid="009bd942" officeooo:paragraph-rsid="001d454b"/>
    </style:style>
    <style:style style:name="P64" style:family="paragraph" style:parent-style-name="Text_20_body">
      <style:text-properties officeooo:rsid="009bd942" officeooo:paragraph-rsid="001fa6b7"/>
    </style:style>
    <style:style style:name="P65" style:family="paragraph" style:parent-style-name="Text_20_body">
      <style:text-properties officeooo:paragraph-rsid="001d454b"/>
    </style:style>
    <style:style style:name="P66" style:family="paragraph" style:parent-style-name="Text_20_body">
      <style:text-properties officeooo:rsid="10e4338c" officeooo:paragraph-rsid="001fa6b7"/>
    </style:style>
    <style:style style:name="P67" style:family="paragraph" style:parent-style-name="Text_20_body">
      <style:text-properties officeooo:rsid="104fc86f" officeooo:paragraph-rsid="001fa6b7"/>
    </style:style>
    <style:style style:name="P68" style:family="paragraph" style:parent-style-name="Text_20_body">
      <style:text-properties fo:font-weight="normal" officeooo:rsid="104fc86f" officeooo:paragraph-rsid="001fa6b7" style:font-weight-asian="normal" style:font-weight-complex="normal"/>
    </style:style>
    <style:style style:name="P69" style:family="paragraph" style:parent-style-name="Text_20_body">
      <style:text-properties fo:font-weight="normal" officeooo:rsid="10e4338c" officeooo:paragraph-rsid="001fa6b7" style:font-weight-asian="normal" style:font-weight-complex="normal"/>
    </style:style>
    <style:style style:name="P70" style:family="paragraph" style:parent-style-name="Text_20_body">
      <style:text-properties officeooo:paragraph-rsid="001fa6b7"/>
    </style:style>
    <style:style style:name="P71" style:family="paragraph" style:parent-style-name="Text_20_body">
      <style:text-properties officeooo:rsid="001fa6b7" officeooo:paragraph-rsid="001fa6b7"/>
    </style:style>
    <style:style style:name="P72" style:family="paragraph" style:parent-style-name="Text_20_body">
      <style:text-properties officeooo:rsid="002047ca" officeooo:paragraph-rsid="002047ca"/>
    </style:style>
    <style:style style:name="P73" style:family="paragraph" style:parent-style-name="Title">
      <style:text-properties officeooo:rsid="00179e12" officeooo:paragraph-rsid="00179e12"/>
    </style:style>
    <style:style style:name="P74" style:family="paragraph" style:parent-style-name="Preformatted_20_Text">
      <style:text-properties officeooo:rsid="002047ca" officeooo:paragraph-rsid="002047ca"/>
    </style:style>
    <style:style style:name="P75" style:family="paragraph" style:parent-style-name="Heading_20_1">
      <style:text-properties officeooo:paragraph-rsid="0019b470"/>
    </style:style>
    <style:style style:name="P76" style:family="paragraph" style:parent-style-name="Heading_20_2">
      <style:text-properties officeooo:paragraph-rsid="0019b470"/>
    </style:style>
    <style:style style:name="P77" style:family="paragraph" style:parent-style-name="Heading_20_2">
      <style:text-properties officeooo:rsid="12b451f1" officeooo:paragraph-rsid="0019b470"/>
    </style:style>
    <style:style style:name="P78" style:family="paragraph" style:parent-style-name="Heading_20_2">
      <style:text-properties officeooo:rsid="10a2fdac" officeooo:paragraph-rsid="0019b470"/>
    </style:style>
    <style:style style:name="P79" style:family="paragraph" style:parent-style-name="Heading_20_2">
      <style:text-properties officeooo:paragraph-rsid="001d454b"/>
    </style:style>
    <style:style style:name="P80" style:family="paragraph" style:parent-style-name="Heading_20_2">
      <style:text-properties officeooo:paragraph-rsid="001fa6b7"/>
    </style:style>
    <style:style style:name="P81" style:family="paragraph" style:parent-style-name="Heading_20_3">
      <style:text-properties officeooo:paragraph-rsid="0019b470"/>
    </style:style>
    <style:style style:name="P82" style:family="paragraph" style:parent-style-name="Heading_20_3">
      <style:text-properties fo:font-style="normal" officeooo:rsid="10e7d01d" officeooo:paragraph-rsid="0019b470" style:font-style-asian="normal" style:font-style-complex="normal"/>
    </style:style>
    <style:style style:name="P83" style:family="paragraph" style:parent-style-name="Heading_20_3">
      <style:text-properties officeooo:rsid="00b6fdac" officeooo:paragraph-rsid="0019b470"/>
    </style:style>
    <style:style style:name="P84" style:family="paragraph" style:parent-style-name="Heading_20_3">
      <style:text-properties officeooo:rsid="1146d6dc" officeooo:paragraph-rsid="001fa6b7"/>
    </style:style>
    <style:style style:name="P85" style:family="paragraph" style:parent-style-name="Text_20_body" style:list-style-name="L1">
      <style:text-properties officeooo:rsid="001fa6b7" officeooo:paragraph-rsid="001fa6b7"/>
    </style:style>
    <style:style style:name="P86" style:family="paragraph" style:parent-style-name="Text_20_body" style:list-style-name="L1">
      <style:text-properties fo:font-style="normal" fo:font-weight="normal" officeooo:rsid="001fa6b7" officeooo:paragraph-rsid="001fa6b7" style:font-style-asian="normal" style:font-weight-asian="normal" style:font-style-complex="normal" style:font-weight-complex="normal"/>
    </style:style>
    <style:style style:name="T1" style:family="text">
      <style:text-properties officeooo:rsid="00194fe8"/>
    </style:style>
    <style:style style:name="T2" style:family="text">
      <style:text-properties officeooo:rsid="12c50dab"/>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12c50dab" style:font-style-asian="italic" style:font-weight-asian="bold" style:font-style-complex="italic" style:font-weight-complex="bold"/>
    </style:style>
    <style:style style:name="T5" style:family="text">
      <style:text-properties fo:font-style="italic" fo:font-weight="bold" officeooo:rsid="0099d1a2" style:font-style-asian="italic" style:font-weight-asian="bold" style:font-style-complex="italic" style:font-weight-complex="bold"/>
    </style:style>
    <style:style style:name="T6" style:family="text">
      <style:text-properties fo:font-style="italic" fo:font-weight="bold" officeooo:rsid="00a13599" style:font-style-asian="italic" style:font-weight-asian="bold" style:font-style-complex="italic" style:font-weight-complex="bold"/>
    </style:style>
    <style:style style:name="T7" style:family="text">
      <style:text-properties fo:font-style="italic" fo:font-weight="bold" officeooo:rsid="10e7d01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officeooo:rsid="0099d1a2" style:font-style-asian="italic" style:font-style-complex="italic"/>
    </style:style>
    <style:style style:name="T10" style:family="text">
      <style:text-properties fo:font-style="italic" officeooo:rsid="009d25d2" style:font-style-asian="italic" style:font-style-complex="italic"/>
    </style:style>
    <style:style style:name="T11" style:family="text">
      <style:text-properties fo:font-style="italic" officeooo:rsid="01984fef" style:font-style-asian="italic" style:font-style-complex="italic"/>
    </style:style>
    <style:style style:name="T12" style:family="text">
      <style:text-properties fo:font-style="italic" officeooo:rsid="069c068a" style:font-style-asian="italic" style:font-style-complex="italic"/>
    </style:style>
    <style:style style:name="T13" style:family="text">
      <style:text-properties fo:font-style="italic" officeooo:rsid="01a6c715" style:font-style-asian="italic" style:font-style-complex="italic"/>
    </style:style>
    <style:style style:name="T14" style:family="text">
      <style:text-properties fo:font-style="italic" officeooo:rsid="01a8bdd5" style:font-style-asian="italic" style:font-style-complex="italic"/>
    </style:style>
    <style:style style:name="T15" style:family="text">
      <style:text-properties fo:font-style="italic" officeooo:rsid="12b451f1" style:font-style-asian="italic" style:font-style-complex="italic"/>
    </style:style>
    <style:style style:name="T16" style:family="text">
      <style:text-properties fo:font-style="italic" fo:font-weight="normal" officeooo:rsid="00a13599" style:font-style-asian="italic" style:font-weight-asian="normal" style:font-style-complex="italic"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12c50dab" style:font-style-asian="normal" style:font-weight-asian="normal" style:font-style-complex="normal" style:font-weight-complex="normal"/>
    </style:style>
    <style:style style:name="T19" style:family="text">
      <style:text-properties fo:font-style="normal" fo:font-weight="normal" officeooo:rsid="12c55bf7" style:font-style-asian="normal" style:font-weight-asian="normal" style:font-style-complex="normal" style:font-weight-complex="normal"/>
    </style:style>
    <style:style style:name="T20" style:family="text">
      <style:text-properties fo:font-style="normal" fo:font-weight="normal" officeooo:rsid="0099d1a2" style:font-style-asian="normal" style:font-weight-asian="normal" style:font-style-complex="normal" style:font-weight-complex="normal"/>
    </style:style>
    <style:style style:name="T21" style:family="text">
      <style:text-properties fo:font-style="normal" fo:font-weight="normal" officeooo:rsid="10e65b86" style:font-style-asian="normal" style:font-weight-asian="normal" style:font-style-complex="normal" style:font-weight-complex="normal"/>
    </style:style>
    <style:style style:name="T22" style:family="text">
      <style:text-properties fo:font-style="normal" fo:font-weight="normal" officeooo:rsid="10e19946" style:font-style-asian="normal" style:font-weight-asian="normal" style:font-style-complex="normal" style:font-weight-complex="normal"/>
    </style:style>
    <style:style style:name="T23" style:family="text">
      <style:text-properties fo:font-style="normal" fo:font-weight="normal" officeooo:rsid="009a362e" style:font-style-asian="normal" style:font-weight-asian="normal" style:font-style-complex="normal" style:font-weight-complex="normal"/>
    </style:style>
    <style:style style:name="T24" style:family="text">
      <style:text-properties fo:font-style="normal" fo:font-weight="normal" officeooo:rsid="12c54d70" style:font-style-asian="normal" style:font-weight-asian="normal" style:font-style-complex="normal" style:font-weight-complex="normal"/>
    </style:style>
    <style:style style:name="T25" style:family="text">
      <style:text-properties fo:font-style="normal" fo:font-weight="normal" officeooo:rsid="1146d6dc" style:font-style-asian="normal" style:font-weight-asian="normal" style:font-style-complex="normal" style:font-weight-complex="normal"/>
    </style:style>
    <style:style style:name="T26" style:family="text">
      <style:text-properties fo:font-style="normal" fo:font-weight="normal" officeooo:rsid="10e28caa" style:font-style-asian="normal" style:font-weight-asian="normal" style:font-style-complex="normal" style:font-weight-complex="normal"/>
    </style:style>
    <style:style style:name="T27" style:family="text">
      <style:text-properties fo:font-style="normal" fo:font-weight="normal" officeooo:rsid="00a13599" style:font-style-asian="normal" style:font-weight-asian="normal" style:font-style-complex="normal" style:font-weight-complex="normal"/>
    </style:style>
    <style:style style:name="T28" style:family="text">
      <style:text-properties fo:font-style="normal" fo:font-weight="normal" officeooo:rsid="10e7d01d" style:font-style-asian="normal" style:font-weight-asian="normal" style:font-style-complex="normal" style:font-weight-complex="normal"/>
    </style:style>
    <style:style style:name="T29" style:family="text">
      <style:text-properties fo:font-style="normal" fo:font-weight="normal" officeooo:rsid="001ba361" style:font-style-asian="normal" style:font-weight-asian="normal" style:font-style-complex="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99d1a2" style:font-style-asian="normal" style:font-style-complex="normal"/>
    </style:style>
    <style:style style:name="T32" style:family="text">
      <style:text-properties fo:font-style="normal" officeooo:rsid="1146d6dc" style:font-style-asian="normal" style:font-style-complex="normal"/>
    </style:style>
    <style:style style:name="T33" style:family="text">
      <style:text-properties fo:font-style="normal" officeooo:rsid="10e7d01d" style:font-style-asian="normal" style:font-style-complex="normal"/>
    </style:style>
    <style:style style:name="T34" style:family="text">
      <style:text-properties fo:font-style="normal" officeooo:rsid="01984fef" style:font-style-asian="normal" style:font-style-complex="normal"/>
    </style:style>
    <style:style style:name="T35" style:family="text">
      <style:text-properties fo:font-style="normal" officeooo:rsid="069c068a" style:font-style-asian="normal" style:font-style-complex="normal"/>
    </style:style>
    <style:style style:name="T36" style:family="text">
      <style:text-properties fo:font-style="normal" officeooo:rsid="069d00d0" style:font-style-asian="normal" style:font-style-complex="normal"/>
    </style:style>
    <style:style style:name="T37" style:family="text">
      <style:text-properties fo:font-style="normal" officeooo:rsid="01a6c715" style:font-style-asian="normal" style:font-style-complex="normal"/>
    </style:style>
    <style:style style:name="T38" style:family="text">
      <style:text-properties fo:font-style="normal" officeooo:rsid="0b6faa1f" style:font-style-asian="normal" style:font-style-complex="normal"/>
    </style:style>
    <style:style style:name="T39" style:family="text">
      <style:text-properties fo:font-style="normal" officeooo:rsid="01a8bdd5" style:font-style-asian="normal" style:font-style-complex="normal"/>
    </style:style>
    <style:style style:name="T40" style:family="text">
      <style:text-properties fo:font-style="normal" fo:font-weight="bold" officeooo:rsid="0099d1a2" style:font-style-asian="normal" style:font-weight-asian="bold" style:font-style-complex="normal" style:font-weight-complex="bold"/>
    </style:style>
    <style:style style:name="T41" style:family="text">
      <style:text-properties officeooo:rsid="0099d1a2"/>
    </style:style>
    <style:style style:name="T42" style:family="text">
      <style:text-properties officeooo:rsid="12c54d70"/>
    </style:style>
    <style:style style:name="T43" style:family="text">
      <style:text-properties officeooo:rsid="10e30e4f"/>
    </style:style>
    <style:style style:name="T44" style:family="text">
      <style:text-properties officeooo:rsid="128fd76e"/>
    </style:style>
    <style:style style:name="T45" style:family="text">
      <style:text-properties officeooo:rsid="10a22247"/>
    </style:style>
    <style:style style:name="T46" style:family="text">
      <style:text-properties officeooo:rsid="10e00fc6"/>
    </style:style>
    <style:style style:name="T47" style:family="text">
      <style:text-properties officeooo:rsid="00a13599"/>
    </style:style>
    <style:style style:name="T48" style:family="text">
      <style:text-properties officeooo:rsid="009a362e"/>
    </style:style>
    <style:style style:name="T49" style:family="text">
      <style:text-properties officeooo:rsid="00b3ad7e"/>
    </style:style>
    <style:style style:name="T50" style:family="text">
      <style:text-properties style:font-name="Liberation Mono" fo:font-size="10pt" style:font-size-asian="10pt" style:font-size-complex="10pt"/>
    </style:style>
    <style:style style:name="T51" style:family="text">
      <style:text-properties style:font-name="Liberation Mono" fo:font-size="10pt" officeooo:rsid="00b3ad7e" style:font-size-asian="10pt" style:font-size-complex="10pt"/>
    </style:style>
    <style:style style:name="T52" style:family="text">
      <style:text-properties style:font-name="Liberation Mono" fo:font-size="10pt" officeooo:rsid="10e4338c" style:font-size-asian="10pt" style:font-size-complex="10pt"/>
    </style:style>
    <style:style style:name="T53" style:family="text">
      <style:text-properties style:font-name="Liberation Mono" fo:font-size="10pt" officeooo:rsid="10e7d01d" style:font-size-asian="10pt" style:font-size-complex="10pt"/>
    </style:style>
    <style:style style:name="T54" style:family="text">
      <style:text-properties style:font-name="Liberation Mono" fo:font-size="10pt" officeooo:rsid="01984fef" style:font-size-asian="10pt" style:font-size-complex="10pt"/>
    </style:style>
    <style:style style:name="T55" style:family="text">
      <style:text-properties style:font-name="Liberation Mono" fo:font-size="10pt" officeooo:rsid="10ddcf6b" style:font-size-asian="10pt" style:font-size-complex="10pt"/>
    </style:style>
    <style:style style:name="T56" style:family="text">
      <style:text-properties style:font-name="Liberation Mono" fo:font-size="10pt" officeooo:rsid="0199cbb0" style:font-size-asian="10pt" style:font-size-complex="10pt"/>
    </style:style>
    <style:style style:name="T57" style:family="text">
      <style:text-properties style:font-name="Liberation Mono" fo:font-size="10pt" officeooo:rsid="01a6c715" style:font-size-asian="10pt" style:font-size-complex="10pt"/>
    </style:style>
    <style:style style:name="T58" style:family="text">
      <style:text-properties style:font-name="Liberation Mono" fo:font-size="10pt" officeooo:rsid="12b451f1" style:font-size-asian="10pt" style:font-size-complex="10pt"/>
    </style:style>
    <style:style style:name="T59" style:family="text">
      <style:text-properties style:font-name="Liberation Mono" fo:font-size="10pt" officeooo:rsid="10ed209a" style:font-size-asian="10pt" style:font-size-complex="10pt"/>
    </style:style>
    <style:style style:name="T60" style:family="text">
      <style:text-properties style:font-name="Liberation Mono" fo:font-size="10pt" fo:font-style="italic" style:font-size-asian="10pt" style:font-style-asian="italic" style:font-size-complex="10pt" style:font-style-complex="italic"/>
    </style:style>
    <style:style style:name="T61" style:family="text">
      <style:text-properties style:font-name="Liberation Mono" fo:font-size="10pt" fo:font-weight="bold" style:font-size-asian="10pt" style:font-weight-asian="bold" style:font-size-complex="10pt" style:font-weight-complex="bold"/>
    </style:style>
    <style:style style:name="T62" style:family="text">
      <style:text-properties style:font-name="Liberation Mono" fo:font-size="10pt" fo:font-weight="bold" officeooo:rsid="10dcbb9f" style:font-size-asian="10pt" style:font-weight-asian="bold" style:font-size-complex="10pt" style:font-weight-complex="bold"/>
    </style:style>
    <style:style style:name="T63" style:family="text">
      <style:text-properties style:font-name="Liberation Mono" fo:font-size="10pt" fo:font-weight="bold" officeooo:rsid="10e4338c" style:font-size-asian="10pt" style:font-weight-asian="bold" style:font-size-complex="10pt" style:font-weight-complex="bold"/>
    </style:style>
    <style:style style:name="T64" style:family="text">
      <style:text-properties style:font-name="Liberation Mono" fo:font-size="10pt" fo:font-weight="bold" officeooo:rsid="001d454b" style:font-size-asian="10pt" style:font-weight-asian="bold" style:font-size-complex="10pt" style:font-weight-complex="bold"/>
    </style:style>
    <style:style style:name="T65" style:family="text">
      <style:text-properties style:font-name="Liberation Mono" fo:font-size="10pt" fo:font-weight="bold" officeooo:rsid="001fa6b7" style:font-size-asian="10pt" style:font-weight-asian="bold" style:font-size-complex="10pt" style:font-weight-complex="bold"/>
    </style:style>
    <style:style style:name="T6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7" style:family="text">
      <style:text-properties officeooo:rsid="01984fef"/>
    </style:style>
    <style:style style:name="T68" style:family="text">
      <style:text-properties officeooo:rsid="023b9375"/>
    </style:style>
    <style:style style:name="T69" style:family="text">
      <style:text-properties officeooo:rsid="10e4338c"/>
    </style:style>
    <style:style style:name="T70" style:family="text">
      <style:text-properties officeooo:rsid="023dcfdf"/>
    </style:style>
    <style:style style:name="T71"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72"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73"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74" style:family="text">
      <style:text-properties fo:color="#fff200" style:font-name="Liberation Mono" fo:font-size="10pt" fo:font-weight="bold" officeooo:rsid="12b451f1" style:font-name-asian="DejaVu Sans Mono" style:font-size-asian="10pt" style:font-name-complex="Liberation Mono" style:font-size-complex="10pt"/>
    </style:style>
    <style:style style:name="T75"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76" style:family="text">
      <style:text-properties fo:color="#fff200" style:font-name="Liberation Mono" fo:font-size="10pt" fo:font-weight="bold" officeooo:rsid="001fa6b7" style:font-name-asian="DejaVu Sans Mono" style:font-size-asian="10pt" style:font-name-complex="Liberation Mono" style:font-size-complex="10pt"/>
    </style:style>
    <style:style style:name="T77" style:family="text">
      <style:text-properties fo:color="#fff200" style:font-name="Liberation Mono" fo:font-size="10pt" fo:font-weight="bold" officeooo:rsid="002047ca" style:font-name-asian="DejaVu Sans Mono" style:font-size-asian="10pt" style:font-name-complex="Liberation Mono" style:font-size-complex="10pt"/>
    </style:style>
    <style:style style:name="T78" style:family="text">
      <style:text-properties officeooo:rsid="009bd942"/>
    </style:style>
    <style:style style:name="T79" style:family="text">
      <style:text-properties officeooo:rsid="009d25d2"/>
    </style:style>
    <style:style style:name="T80" style:family="text">
      <style:text-properties officeooo:rsid="10e9a855"/>
    </style:style>
    <style:style style:name="T81" style:family="text">
      <style:text-properties officeooo:rsid="10e7d01d"/>
    </style:style>
    <style:style style:name="T82" style:family="text">
      <style:text-properties officeooo:rsid="10ea62fd"/>
    </style:style>
    <style:style style:name="T83"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84" style:family="text">
      <style:text-properties officeooo:rsid="11849021"/>
    </style:style>
    <style:style style:name="T85" style:family="text">
      <style:text-properties officeooo:rsid="11857717"/>
    </style:style>
    <style:style style:name="T86" style:family="text">
      <style:text-properties officeooo:rsid="128bc610"/>
    </style:style>
    <style:style style:name="T87" style:family="text">
      <style:text-properties officeooo:rsid="12d646be"/>
    </style:style>
    <style:style style:name="T88" style:family="text">
      <style:text-properties officeooo:rsid="10f38ff1"/>
    </style:style>
    <style:style style:name="T89" style:family="text">
      <style:text-properties officeooo:rsid="10ddcf6b"/>
    </style:style>
    <style:style style:name="T90" style:family="text">
      <style:text-properties officeooo:rsid="00c0ecf1"/>
    </style:style>
    <style:style style:name="T91" style:family="text">
      <style:text-properties officeooo:rsid="12949f0d"/>
    </style:style>
    <style:style style:name="T92" style:family="text">
      <style:text-properties officeooo:rsid="019a6119"/>
    </style:style>
    <style:style style:name="T93" style:family="text">
      <style:text-properties officeooo:rsid="0199cbb0"/>
    </style:style>
    <style:style style:name="T94" style:family="text">
      <style:text-properties officeooo:rsid="019b814f"/>
    </style:style>
    <style:style style:name="T95" style:family="text">
      <style:text-properties officeooo:rsid="10a4c461"/>
    </style:style>
    <style:style style:name="T96" style:family="text">
      <style:text-properties officeooo:rsid="00c13d78"/>
    </style:style>
    <style:style style:name="T97" style:family="text">
      <style:text-properties officeooo:rsid="069c068a"/>
    </style:style>
    <style:style style:name="T98" style:family="text">
      <style:text-properties officeooo:rsid="01a6c715"/>
    </style:style>
    <style:style style:name="T99" style:family="text">
      <style:text-properties officeooo:rsid="1140194d"/>
    </style:style>
    <style:style style:name="T100" style:family="text">
      <style:text-properties officeooo:rsid="0b6faa1f"/>
    </style:style>
    <style:style style:name="T101" style:family="text">
      <style:text-properties style:font-name="Liberation Serif" fo:font-size="12pt" style:font-size-asian="12pt" style:font-size-complex="12pt"/>
    </style:style>
    <style:style style:name="T102" style:family="text">
      <style:text-properties style:font-name="Liberation Serif" fo:font-size="12pt" style:font-size-asian="10.5pt" style:font-size-complex="12pt"/>
    </style:style>
    <style:style style:name="T103" style:family="text">
      <style:text-properties style:font-name="Liberation Serif" fo:font-size="12pt" officeooo:rsid="01a6e1c9" style:font-size-asian="10.5pt" style:font-size-complex="12pt"/>
    </style:style>
    <style:style style:name="T104" style:family="text">
      <style:text-properties style:font-name="Liberation Serif" fo:font-size="12pt" officeooo:rsid="01b944d8" style:font-size-asian="10.5pt" style:font-size-complex="12pt"/>
    </style:style>
    <style:style style:name="T105" style:family="text">
      <style:text-properties style:font-name="Liberation Serif" fo:font-size="12pt" fo:font-style="italic" style:font-size-asian="10.5pt" style:font-style-asian="italic" style:font-size-complex="12pt" style:font-style-complex="italic"/>
    </style:style>
    <style:style style:name="T106" style:family="text">
      <style:text-properties style:font-name="Liberation Serif" fo:font-size="12pt" fo:font-style="italic" officeooo:rsid="01a6e1c9" style:font-size-asian="10.5pt" style:font-style-asian="italic" style:font-size-complex="12pt" style:font-style-complex="italic"/>
    </style:style>
    <style:style style:name="T107" style:family="text">
      <style:text-properties officeooo:rsid="019bf70e"/>
    </style:style>
    <style:style style:name="T108" style:family="text">
      <style:text-properties officeooo:rsid="10dcbb9f"/>
    </style:style>
    <style:style style:name="T109" style:family="text">
      <style:text-properties fo:font-weight="bold" officeooo:rsid="10dcbb9f" style:font-weight-asian="bold" style:font-weight-complex="bold"/>
    </style:style>
    <style:style style:name="T110" style:family="text">
      <style:text-properties officeooo:rsid="023c1064"/>
    </style:style>
    <style:style style:name="T111" style:family="text">
      <style:text-properties officeooo:rsid="10ed209a"/>
    </style:style>
    <style:style style:name="T112" style:family="text">
      <style:text-properties officeooo:rsid="02f895a5"/>
    </style:style>
    <style:style style:name="T113" style:family="text">
      <style:text-properties officeooo:rsid="12b451f1"/>
    </style:style>
    <style:style style:name="T114" style:family="text">
      <style:text-properties officeooo:rsid="12b5263c"/>
    </style:style>
    <style:style style:name="T115" style:family="text">
      <style:text-properties officeooo:rsid="10a2fdac"/>
    </style:style>
    <style:style style:name="T116" style:family="text">
      <style:text-properties officeooo:rsid="112c7c8d"/>
    </style:style>
    <style:style style:name="T117" style:family="text">
      <style:text-properties officeooo:rsid="001d454b"/>
    </style:style>
    <style:style style:name="T118" style:family="text">
      <style:text-properties officeooo:rsid="001de29b"/>
    </style:style>
    <style:style style:name="T119" style:family="text">
      <style:text-properties officeooo:rsid="001fa6b7"/>
    </style:style>
    <style:style style:name="T120" style:family="text">
      <style:text-properties officeooo:rsid="002047ca"/>
    </style:style>
    <style:style style:name="T121" style:family="text">
      <style:text-properties officeooo:rsid="0021535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Old Module Reference</text:p>
      <text:p text:style-name="P26">As of QDL version 1.5.2 modules are now first class objects and are assignable to variables. The old machinery for them still works, but should be considered deprecated and replaced. <text:span text:style-name="T1">Below is the entire old reference manual entry for them. </text:span><text:span text:style-name="T121">Generally there are referred to as version 1,0 modules as opposed to the newer 2.0 modules.</text:span></text:p>
      <text:h text:style-name="P75" text:outline-level="1">Modules</text:h>
      <text:h text:style-name="P76" text:outline-level="2"><text:bookmark-start text:name="__RefHeading___Toc46705_3045913216"/>Namespaces<text:bookmark-end text:name="__RefHeading___Toc46705_3045913216"/></text:h>
      <text:p text:style-name="P60"><text:bookmark-start text:name="__DdeLink__63062_3045913216"/><text:span text:style-name="T2">A </text:span><text:span text:style-name="T4">namespace </text:span><text:span text:style-name="T18">is a set of names that refer to a set of objects. Using a namespace ensures that all objects </text:span><text:bookmark-start text:name="__DdeLink__63059_3045913216"/><text:span text:style-name="T18">have unique names with re</text:span><text:span text:style-name="T29">s</text:span><text:span text:style-name="T18">pect to that namespace. A very common example is a file system, where every file within a directory has a unique name. In QDL this is accomplished through modules. Each module has its own namespace and every object in the workspace is associated with a namespace. The namespace qualifier is a URN. <text:s/></text:span><text:span text:style-name="T19">It is profitable to think of namepsaces as a dictionary of resources.</text:span><text:bookmark-end text:name="__DdeLink__63062_3045913216"/><text:bookmark-end text:name="__DdeLink__63059_3045913216"/></text:p>
      <text:h text:style-name="P76" text:outline-level="2"><text:bookmark-start text:name="__RefHeading___Toc46707_3045913216"/>Encapsulation<text:bookmark-end text:name="__RefHeading___Toc46707_3045913216"/></text:h>
      <text:p text:style-name="P60"><text:span text:style-name="T41">One of the most basic ideas in programming is </text:span><text:span text:style-name="T9">encapsulation</text:span><text:span text:style-name="T31"> that is to say, a group of statements with their own state (so the variables and functions know about each other and their workings are independent of the rest of the environment). Th</text:span><text:span text:style-name="T32">is is</text:span><text:span text:style-name="T31"> the concept of a </text:span><text:span text:style-name="T5">module</text:span><text:span text:style-name="T20"> in QDL. Very simply, a module is defined using a unique identifier that </text:span><text:span text:style-name="T40">must</text:span><text:span text:style-name="T20"> be a URN and an alias. The alias is just a regular name like a variable </text:span><text:span text:style-name="T21">(same syntax)</text:span><text:span text:style-name="T20">. </text:span><text:span text:style-name="T22">Aliases must be unique within the scope. </text:span><text:span text:style-name="T23">One of the great evils of many scripting languages is that there is no encapsulation – every variable is global and the net effect is extremely hard to find bugs. </text:span></text:p>
      <text:p text:style-name="Heading"><text:span text:style-name="T23">T</text:span><text:span text:style-name="T17">hings to do with modules</text:span></text:p>
      <text:list xml:id="list3564644769" text:style-name="L1">
        <text:list-item>
          <text:p text:style-name="P85"><text:span text:style-name="T17">encapsulate sets of functions to extend the workspace or QDL. E.g. a module that implements a set of specific Math functions. Typically you would want to dump these into the current scope with the </text:span><text:span text:style-name="T66">use</text:span><text:span text:style-name="T17"> command.</text:span></text:p>
        </text:list-item>
        <text:list-item>
          <text:p text:style-name="P86">encapsulate specific functionality, e.g., a module to do database processing. You may import then various modules to talk to various databases.</text:p>
        </text:list-item>
        <text:list-item>
          <text:p text:style-name="P86">encapsulate specific utilities.</text:p>
        </text:list-item>
      </text:list>
      <text:h text:style-name="P76" text:outline-level="2"><text:bookmark-start text:name="__RefHeading___Toc46709_3045913216"/>Module syntax<text:bookmark-end text:name="__RefHeading___Toc46709_3045913216"/></text:h>
      <text:p text:style-name="P32">Modules are defined as </text:p>
      <text:p text:style-name="P17">module[urn{, alias}]</text:p>
      <text:p text:style-name="P17"><text:s/><text:span text:style-name="T42">{body}[</text:span></text:p>
      <text:p text:style-name="P17"><text:s text:c="4"/><text:span text:style-name="T42">=== module level comments.</text:span></text:p>
      <text:p text:style-name="P5"><text:s text:c="4"/>statements];</text:p>
      <text:p text:style-name="P32"><text:soft-page-break/></text:p>
      <text:p text:style-name="P32">The alias is a suggested default alias. <text:span text:style-name="T119">It is optional.</text:span> The statements have local scope, so inside the body of the module you do not need to qualify variables or functions. <text:s/>Modules may be nested. Modules may also reside in an external file (with the suffix .mdl) and may be loaded. Loading a module is little more than reading it into the current workspace.</text:p>
      <text:h text:style-name="Heading_20_2" text:outline-level="2">Import, use</text:h>
      <text:p text:style-name="P71">There are two ways to get access to the module. </text:p>
      <text:p text:style-name="P71"><text:span text:style-name="T61">import</text:span> will create a new instance and hand it back. You must assign it to a variable to use it.</text:p>
      <text:p text:style-name="Text_20_body"><text:span text:style-name="T65">use </text:span><text:span text:style-name="T119">create a new instance and dump the contents into the current scope. You do not need to qualify the functions or variables and they may be treated like any other QDL object.</text:span></text:p>
      <text:p text:style-name="P4">Example</text:p>
      <text:p text:style-name="P72">Let us say that you had loaded the standard mathx module that comes with QDL. You could then either import it with its own namespace</text:p>
      <text:p text:style-name="Preformatted_20_Text"><text:s text:c="3"/><text:span text:style-name="T120">mathx := import(</text:span>'qdl:/ext/math'<text:span text:style-name="T120">)</text:span></text:p>
      <text:p text:style-name="Preformatted_20_Text"><text:s text:c="3"/><text:span text:style-name="T120">mathx#cosh(3)</text:span></text:p>
      <text:p text:style-name="Preformatted_20_Text">10.0676619957778</text:p>
      <text:p text:style-name="Standard"/>
      <text:p text:style-name="P31">Alternately, you could simply use it and make it an extension to the current workspace</text:p>
      <text:p text:style-name="P25"><text:s text:c="3"/><text:span text:style-name="T120">use('qdl:/ext/math')</text:span></text:p>
      <text:p text:style-name="P25"><text:s text:c="3"/><text:span text:style-name="T120">cosh(3)</text:span></text:p>
      <text:p text:style-name="P25">10.0676619957778</text:p>
      <text:p text:style-name="Text_20_body"/>
      <text:p text:style-name="P72">Another use is inside of an module, where you can make it local</text:p>
      <text:p text:style-name="P25"><text:s text:c="3"/><text:span text:style-name="T120">module['</text:span><text:span text:style-name="T77">my</text:span><text:span text:style-name="T120">:/ext/math']</text:span></text:p>
      <text:p text:style-name="P25"><text:s text:c="9"/><text:span text:style-name="T120">[load('/path/to/modules/mathx.qdl');</text:span></text:p>
      <text:p text:style-name="P74"><text:s text:c="10"/>use('qdl:/ext/math');</text:p>
      <text:p text:style-name="P25"><text:s text:c="10"/><text:span text:style-name="T120">versinh(x)→ 2*sinh(x/2)^2; // hyperbolic versine</text:span></text:p>
      <text:p text:style-name="P25"><text:s text:c="9"/><text:span text:style-name="T120">];</text:span></text:p>
      <text:h text:style-name="P81" text:outline-level="3"><text:bookmark-start text:name="__RefHeading___Toc19137_1203596395"/>More modules<text:bookmark-end text:name="__RefHeading___Toc19137_1203596395"/></text:h>
      <text:p text:style-name="P35">Modules may defined inside other modules and they may be imported into other modules. If module A imports B then you would access the variable <text:span text:style-name="T8">u</text:span><text:span text:style-name="T30"> in B as</text:span></text:p>
      <text:p text:style-name="P33">A#B#u</text:p>
      <text:p text:style-name="P33">If you import or define a module inside another module, it is completely local to that module.</text:p>
      <text:h text:style-name="P82" text:outline-level="3"><text:bookmark-start text:name="__RefHeading___Toc19139_1203596395"/>Intrinsic elements<text:bookmark-end text:name="__RefHeading___Toc19139_1203596395"/></text:h>
      <text:p text:style-name="P60"><text:span text:style-name="T33">Modules may have variables and functions that are only available in that module. These are referred to as</text:span><text:span text:style-name="T7"> intrinsic</text:span><text:span text:style-name="T28"> <text:s/>(meaning “originating and included wholly within a part”). This is done by a convention of starting the name with a double underscore. Any such elements inside a module are only visible there. </text:span></text:p>
      <text:p text:style-name="P6"><text:soft-page-break/>module['a:a','X'</text:p>
      <text:p text:style-name="P6"><text:s/>][</text:p>
      <text:p text:style-name="P6"><text:s/>__secret_number := 42;</text:p>
      <text:p text:style-name="P6"><text:s/>__f(x)-<text:span text:style-name="T80">&gt;</text:span>x/__secret_number;</text:p>
      <text:p text:style-name="P6"><text:s text:c="2"/>g(x)-<text:span text:style-name="T80">&gt;__</text:span>f(x+1);</text:p>
      <text:p text:style-name="P6">];</text:p>
      <text:p text:style-name="P60"/>
      <text:p text:style-name="P36">Would define a module with a single extrinsic (the opposite of intrinsic) function <text:span text:style-name="T50">g(x).</text:span></text:p>
      <text:p text:style-name="P17"><text:span text:style-name="T50"><text:s text:c="3"/></text:span><text:span text:style-name="T76">X:=</text:span><text:span text:style-name="T72">import</text:span><text:span text:style-name="T53">('a:a')</text:span></text:p>
      <text:p text:style-name="P7"><text:s text:c="3"/>)funcs -m</text:p>
      <text:p text:style-name="P7">g(1) <text:s text:c="3"/></text:p>
      <text:p text:style-name="P7"><text:s text:c="3"/>)vars -m</text:p>
      <text:p text:style-name="P7"/>
      <text:p text:style-name="P37"/>
      <text:p text:style-name="P60">Meaning that __<text:span text:style-name="T81">f and __ secret_number are not visible. Attempts to access or change them will result in errors:</text:span></text:p>
      <text:p text:style-name="P17"><text:s text:c="3"/>X#__secret_number := 1009;</text:p>
      <text:p text:style-name="P17">cannot set an intrinsic variable </text:p>
      <text:p text:style-name="P17"><text:s text:c="3"/><text:span text:style-name="T80">X#__secret_number</text:span></text:p>
      <text:p text:style-name="P17">unknown symbol</text:p>
      <text:p text:style-name="P60"/>
      <text:p text:style-name="P42">The aim is that the internal state of a module cannot be changed by users. This ensures integrity, <text:span text:style-name="T82">so that nobody can change the expected state/behavior of a module willy nilly</text:span>. Similar for intrinsic functions. You may, however list them in a module with the -intrinsic -fq and flags:</text:p>
      <text:p text:style-name="P17"><text:s text:c="3"/>)funcs -m -fq -intrinsic</text:p>
      <text:p text:style-name="P17">X#g(1) <text:s/>X#__f(1)</text:p>
      <text:p text:style-name="P60"/>
      <text:p text:style-name="P42">This say to show modules, fully qualify the names, show intrinsic functions too. <text:s/><text:span text:style-name="T82">If you define intrinsic functions and variables in the current workspace, they will display, since that is their natural scope.</text:span></text:p>
      <text:h text:style-name="P81" text:outline-level="3"><text:bookmark-start text:name="__RefHeading___Toc674107_1332219333"/>Extrinsic <text:span text:style-name="T83">Variables</text:span><text:bookmark-end text:name="__RefHeading___Toc674107_1332219333"/></text:h>
      <text:p text:style-name="P60">These are <text:span text:style-name="T84">also know as global variables in some languages. </text:span><text:span text:style-name="T85">(</text:span><text:span text:style-name="T3">Extrinsic</text:span> <text:span text:style-name="T85">means “</text:span>not part of the essential nature of someone or something; coming or operating from outside”<text:span text:style-name="T85">) </text:span>They<text:span text:style-name="T84"> are simply variables prefixed with a </text:span><text:span text:style-name="T86">$$</text:span><text:span text:style-name="T84"> and are available every where at all times to all functions, modules, etc. You access them like any other variable.</text:span></text:p>
      <text:p text:style-name="P17"><text:span text:style-name="T84"><text:s text:c="3"/></text:span><text:span text:style-name="T86">$$</text:span><text:span text:style-name="T84">Avogadro := </text:span>6.02214076E23</text:p>
      <text:p text:style-name="P17"><text:s text:c="3"/>define[<text:span text:style-name="T85">moles</text:span>(x)][return<text:span text:style-name="T85">(x/</text:span><text:span text:style-name="T86">$$</text:span><text:span text:style-name="T85">Avogadro);]</text:span></text:p>
      <text:p text:style-name="P8"><text:s text:c="3"/>moles(1.3766E25)</text:p>
      <text:p text:style-name="P8">22.858980798715173</text:p>
      <text:p text:style-name="P43"/>
      <text:h text:style-name="P81" text:outline-level="3"><text:bookmark-start text:name="__RefHeading___Toc631_3277173355"/><text:soft-page-break/>Related Functions<text:bookmark-end text:name="__RefHeading___Toc631_3277173355"/></text:h>
      <text:h text:style-name="P81" text:outline-level="3"><text:bookmark-start text:name="__RefHeading___Toc63804_779238116"/>jload<text:bookmark-end text:name="__RefHeading___Toc63804_779238116"/></text:h>
      <text:p text:style-name="P2">Description</text:p>
      <text:p text:style-name="P44">Shorthand for loading a single java module by class name. <text:s/>This is the same as</text:p>
      <text:p text:style-name="P9">module_import(module_load(class_name <text:span text:style-name="T87">| <text:s/>moniker</text:span>, ‘java’))</text:p>
      <text:p text:style-name="P45">See also <text:span text:style-name="T50">lib_load</text:span> which is in the extensions module and will let you easily load one of the built-in system modules (like http or convert).</text:p>
      <text:p text:style-name="P2">Usage</text:p>
      <text:p text:style-name="P17">jload(class_name<text:span text:style-name="T87">{, alias}</text:span>)</text:p>
      <text:p text:style-name="P30"/>
      <text:p text:style-name="P2">Arguments</text:p>
      <text:p text:style-name="P44">class_name - <text:span text:style-name="T87">Either </text:span><text:s/>the full class name of the module <text:span text:style-name="T87">or the stem path in the info().lib stem</text:span>. Make sure the class is available if you wrote the extension.</text:p>
      <text:p text:style-name="P46">alias - (optional) an alias on load. If omitted, then the default alias for the module is used.</text:p>
      <text:p text:style-name="P2">Output</text:p>
      <text:p text:style-name="P44">The alias of the module imported</text:p>
      <text:p text:style-name="P2">Examples</text:p>
      <text:p text:style-name="P44">The <text:span text:style-name="T50">info()</text:span> function contains a handy list of all available standard extensions with their classes. </text:p>
      <text:p text:style-name="P17"><text:s text:c="3"/>info().lib</text:p>
      <text:p text:style-name="P17">{</text:p>
      <text:p text:style-name="P17"><text:s/>tools: {</text:p>
      <text:p text:style-name="P17"><text:s text:c="2"/>cli:edu.uiuc.ncsa.qdl.extensions.inputLine.QDLCLIToolsLoader,</text:p>
      <text:p text:style-name="P17"><text:s text:c="2"/>mail:edu.uiuc.ncsa.qdl.extensions.mail.QDLMailLoader,</text:p>
      <text:p text:style-name="P17"><text:s text:c="2"/>description:System tools for http, conversions and other very useful things.,</text:p>
      <text:p text:style-name="P17"><text:s text:c="2"/>http:edu.uiuc.ncsa.qdl.extensions.http.QDLHTTPLoader,</text:p>
      <text:p text:style-name="P17"><text:s text:c="2"/>convert:edu.uiuc.ncsa.qdl.extensions.convert.QDLConvertLoader,</text:p>
      <text:p text:style-name="P17"><text:s text:c="2"/>db:edu.uiuc.ncsa.qdl.extensions.database.QDLDBLoader,</text:p>
      <text:p text:style-name="P17"><text:s text:c="2"/>crypto:edu.uiuc.ncsa.qdl.extensions.crypto.CryptoLoader</text:p>
      <text:p text:style-name="P17"><text:s/>}</text:p>
      <text:p text:style-name="P17">}</text:p>
      <text:p text:style-name="P44"/>
      <text:p text:style-name="P44">so to load the db module you would issue</text:p>
      <text:p text:style-name="P17"><text:s text:c="3"/>jload(info().lib.<text:span text:style-name="T87">tools.</text:span>db)</text:p>
      <text:p text:style-name="P17">db</text:p>
      <text:p text:style-name="P30"/>
      <text:p text:style-name="P27">OR</text:p>
      <text:p text:style-name="P27"/>
      <text:p text:style-name="P17"><text:soft-page-break/><text:s text:c="3"/>jload('db')</text:p>
      <text:p text:style-name="P10">db</text:p>
      <text:p text:style-name="P28"/>
      <text:p text:style-name="P28">which tells you the module was loaded, imported and the alias for it is db. <text:span text:style-name="T87">This would look up the module in the stem path starting at lib. Extensions to QDL (such as the OA4MP workspace) also have their own paths and an example there might be</text:span></text:p>
      <text:p text:style-name="P17"><text:s text:c="3"/>jload('oa2.<text:span text:style-name="T87">util.</text:span>jwt')</text:p>
      <text:p text:style-name="P10">jwt</text:p>
      <text:p text:style-name="P28"/>
      <text:p text:style-name="P29">You could even supply an alias if you wanted.</text:p>
      <text:h text:style-name="P83" text:outline-level="3"><text:bookmark-start text:name="__RefHeading___Toc704_3277173355"/><text:span text:style-name="T70">module_</text:span>import<text:bookmark-end text:name="__RefHeading___Toc704_3277173355"/></text:h>
      <text:p text:style-name="P2">Description</text:p>
      <text:p text:style-name="P47">Import a module <text:span text:style-name="T67">with a given alias. </text:span></text:p>
      <text:p text:style-name="P2">Usage</text:p>
      <text:p text:style-name="P17"><text:span text:style-name="T70">module_</text:span>import(urn<text:span text:style-name="T88">{</text:span>, alias<text:span text:style-name="T88">}</text:span>);</text:p>
      <text:p text:style-name="P11">module_import(arg.)</text:p>
      <text:p text:style-name="P2">Arguments</text:p>
      <text:p text:style-name="P49">Dyadic version <text:span text:style-name="T89">with simple scalar arguments</text:span></text:p>
      <text:p text:style-name="P47"><text:span text:style-name="T50">urn</text:span> = a <text:span text:style-name="T90">Uniform</text:span> Resource Name <text:span text:style-name="T90">(as per RFC 2141 and 1737, if you track such things). </text:span></text:p>
      <text:p text:style-name="P51"><text:span text:style-name="T54">a</text:span><text:span text:style-name="T50">lias</text:span> = <text:span text:style-name="T88">(optional) </text:span>a string that conforms to the requirements of a QDL variable name.</text:p>
      <text:p text:style-name="P52">Note that both of these are passed in as strings and the URN is checked for form. Also, when a module is defined, it has an alias given. This is the default, so you may import the module with only the URN. If you specify another alias, that is used. </text:p>
      <text:p text:style-name="P48">Monadic version. </text:p>
      <text:p text:style-name="P60"><text:span text:style-name="T55">arg.</text:span><text:span text:style-name="T89"> </text:span>A <text:span text:style-name="T89">stem </text:span>of either urns or urns and aliases. <text:span text:style-name="T89">If an alias is omitted, then the default issued.</text:span></text:p>
      <text:p text:style-name="P53">E.g. A list</text:p>
      <text:p text:style-name="P17"><text:span text:style-name="T89"><text:s text:c="3"/>arg. := [[urn0</text:span><text:span text:style-name="T88">{</text:span><text:span text:style-name="T89">,alias0</text:span><text:span text:style-name="T88">}</text:span><text:span text:style-name="T89">,[urn1</text:span><text:span text:style-name="T88">{</text:span><text:span text:style-name="T89">,alias1</text:span><text:span text:style-name="T88">}</text:span><text:span text:style-name="T89">, . . . [urnn</text:span><text:span text:style-name="T88">{</text:span><text:span text:style-name="T89">,aliasn</text:span><text:span text:style-name="T88">}</text:span><text:span text:style-name="T89">]</text:span></text:p>
      <text:p text:style-name="P54"/>
      <text:p text:style-name="P54">Or</text:p>
      <text:p text:style-name="P17"><text:s text:c="3"/>module_import(urn0, [urn1, 'curves'], [urn2. 'complex'])</text:p>
      <text:p text:style-name="P53">Or something like</text:p>
      <text:p text:style-name="P17"><text:s text:c="3"/><text:span text:style-name="T91">arg.0 := urn0; // assumed defined in the workspace somplace.</text:span></text:p>
      <text:p text:style-name="P17"><text:s text:c="3"/>arg.'complex' := ['qdl:/math/complex', 'c']</text:p>
      <text:p text:style-name="P17"><text:s text:c="3"/>arg.'<text:span text:style-name="T73">curves</text:span>' := ['qdl:/math/c<text:span text:style-name="T73">urves</text:span>', 'c<text:span text:style-name="T89">urves</text:span>'] <text:s text:c="2"/></text:p>
      <text:p text:style-name="P12"><text:s text:c="3"/>module_import(arg.);</text:p>
      <text:p text:style-name="P53"/>
      <text:p text:style-name="P53">The result would be conformable to the arguments.</text:p>
      <text:p text:style-name="P2"><text:soft-page-break/>Output</text:p>
      <text:p text:style-name="P60"><text:span text:style-name="T67">A logical </text:span><text:span text:style-name="T89">(dyadic) alias as a scalar string, (monadic) conformable stem of aliases </text:span><text:span text:style-name="T11"><text:s/></text:span><text:span text:style-name="T67">if the import succeeded </text:span><text:span text:style-name="T89">or </text:span><text:span text:style-name="T55">null</text:span><text:span text:style-name="T34">.</text:span></text:p>
      <text:p text:style-name="P1">Examples</text:p>
      <text:p text:style-name="P17"><text:span text:style-name="T70"><text:s text:c="3"/>module_</text:span>import('my:/thingie', 'ahab'); </text:p>
      <text:p text:style-name="P11">ahab</text:p>
      <text:p text:style-name="P52"/>
      <text:p text:style-name="P52">Would locate the module with URN <text:span text:style-name="T60">my:/thingie</text:span> and let you use <text:span text:style-name="T60">ahab</text:span><text:span text:style-name="T30"> as the local alias. <text:s/>Remember that the module must be loaded first or you will get an error. </text:span></text:p>
      <text:p text:style-name="P2">Another example <text:span text:style-name="T92">of multiple imports</text:span></text:p>
      <text:p text:style-name="P60"><text:span text:style-name="T67">You may import a module multiple times with different aliases. This effectively creates new independent copies of it. In the following small session, a module is created (this effectively loads it, so you do not need the </text:span><text:span text:style-name="T54">load_module</text:span><text:span text:style-name="T67">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3">template </text:span>from which <text:span text:style-name="T93">instances </text:span>are created. <text:span text:style-name="T93">The instances are accessed using their alias. <text:s/>So if you do python or java, </text:span><text:span text:style-name="T56">import(a,b)</text:span><text:span text:style-name="T93"> is the same as creating a new instance of a class.)</text:span></text:p>
      <text:p text:style-name="P17"><text:s text:c="2"/>module['a:/a','a']body[q:=1;];</text:p>
      <text:p text:style-name="P17"><text:s text:c="2"/><text:span text:style-name="T70">module_</text:span>import('a:/a')</text:p>
      <text:p text:style-name="P13">a</text:p>
      <text:p text:style-name="P17"><text:s text:c="2"/><text:span text:style-name="T70">module_</text:span>import('a:/a','b')</text:p>
      <text:p text:style-name="P13">b</text:p>
      <text:p text:style-name="P17"><text:s text:c="2"/>)modules <text:span text:style-name="T94">imports</text:span></text:p>
      <text:p text:style-name="P17">a:/a = <text:span text:style-name="T67">[</text:span>a,<text:span text:style-name="T67">b]</text:span></text:p>
      <text:p text:style-name="P17"><text:s text:c="2"/>a#q :=5;</text:p>
      <text:p text:style-name="P17"><text:s text:c="2"/>b#q :=6;</text:p>
      <text:p text:style-name="P17"><text:s text:c="2"/>a#q</text:p>
      <text:p text:style-name="P17">5</text:p>
      <text:p text:style-name="P17"><text:s text:c="2"/>b#q</text:p>
      <text:p text:style-name="P17">6 </text:p>
      <text:h text:style-name="P83" text:outline-level="3"><text:bookmark-start text:name="__RefHeading___Toc706_3277173355"/>module_<text:span text:style-name="T95">load</text:span><text:bookmark-end text:name="__RefHeading___Toc706_3277173355"/></text:h>
      <text:p text:style-name="P2">Description</text:p>
      <text:p text:style-name="P60"><text:span text:style-name="T96">Load a module </text:span><text:span text:style-name="T67">from an external source</text:span><text:span text:style-name="T96">. </text:span><text:span text:style-name="T97">Note that once a module is loaded, it is automatically available <text:s/>for import in any other module. Since namespaces are unique, there should</text:span><text:span text:style-name="T12"> never</text:span><text:span text:style-name="T35"> be a collision.</text:span><text:span text:style-name="T12"> <text:s/></text:span><text:span text:style-name="T36">Said differently, there there is a master list of all loaded modules in a given workspace.</text:span></text:p>
      <text:p text:style-name="P2">Usage</text:p>
      <text:p text:style-name="P17">module_<text:span text:style-name="T68">load</text:span>(<text:span text:style-name="T98">arg</text:span><text:span text:style-name="T88">{</text:span><text:span text:style-name="T98">,type</text:span><text:span text:style-name="T88">}</text:span>);</text:p>
      <text:p text:style-name="P16">module_load(<text:span text:style-name="T89">arg.</text:span>)</text:p>
      <text:p text:style-name="P2"><text:soft-page-break/>Arguments</text:p>
      <text:p text:style-name="P50">Dyadic version, using simple namespace and alias:</text:p>
      <text:p text:style-name="P52"><text:span text:style-name="T57">arg</text:span> – <text:span text:style-name="T98">Either </text:span>the full path to the file that contains the module, <text:span text:style-name="T98">when there is no second module </text:span><text:span text:style-name="T13">or</text:span><text:span text:style-name="T37"> the fully qualified Java class name. </text:span><text:span text:style-name="T38">The Java class may be either </text:span><text:span text:style-name="T37">a class that extends the QDLLoader</text:span> <text:s/><text:span text:style-name="T98">class </text:span><text:span text:style-name="T99">(to load multiple modules) </text:span><text:span text:style-name="T98"><text:s/></text:span><text:span text:style-name="T100">or extends the JavaModule class</text:span><text:span text:style-name="T98">. </text:span>This is loaded then run in its own environment which is then added to your session. <text:span text:style-name="T14">Be sure the class is included in your class path</text:span><text:span text:style-name="T39">.</text:span></text:p>
      <text:p text:style-name="P38">type - <text:span text:style-name="T101">If absent this implies <text:s/>file. The only other supported value at this point is </text:span>'java' <text:span text:style-name="T103">which means that the first argument is a class na</text:span><text:span text:style-name="T104">m</text:span><text:span text:style-name="T103">e.</text:span></text:p>
      <text:p text:style-name="P39"><text:span text:style-name="T106">M</text:span><text:span text:style-name="T105">onadic version, </text:span></text:p>
      <text:p text:style-name="P60"><text:span text:style-name="T50">arg.</text:span> - a <text:span text:style-name="T89">stem </text:span>of modules namespace or namespace, type pairs.</text:p>
      <text:p text:style-name="P53">E.g.</text:p>
      <text:p text:style-name="P16"><text:span text:style-name="T89">arg. := </text:span>[[arg0<text:span text:style-name="T88">{</text:span>,type0<text:span text:style-name="T88">}</text:span>, arg1<text:span text:style-name="T88">{</text:span>,type1<text:span text:style-name="T88">}</text:span>, . . . , argn<text:span text:style-name="T88">{</text:span>,typen<text:span text:style-name="T88">}</text:span>]</text:p>
      <text:p text:style-name="P60"/>
      <text:p text:style-name="P53">Same note about using a general stem holds here as for module_import.</text:p>
      <text:p text:style-name="P40"><text:span text:style-name="T103">N</text:span><text:span text:style-name="T102">ote that you can also load modules at start up via the configuration file. You should look in the documentation there for more information.</text:span></text:p>
      <text:p text:style-name="P2">Output</text:p>
      <text:p text:style-name="P60"><text:span text:style-name="T107">A </text:span><text:span text:style-name="T108">either a scalar (dyadic case) of the alias or a conformable list of aliases </text:span><text:span text:style-name="T107">if it succeeds. </text:span><text:span text:style-name="T108">Failures return a </text:span><text:span text:style-name="T62">null</text:span><text:span text:style-name="T109"> </text:span><text:span text:style-name="T107">otherwise (or an error message </text:span><text:span text:style-name="T108">if there was an actual problem with loading the module</text:span><text:span text:style-name="T107">).</text:span></text:p>
      <text:p text:style-name="P1">Examples</text:p>
      <text:p text:style-name="P17"><text:s text:c="3"/>module_<text:span text:style-name="T110">load</text:span>('/home/bob/qdl/modules/mega_module.<text:span text:style-name="T111">m</text:span>dl');</text:p>
      <text:p text:style-name="P60"><text:line-break/>Would l<text:span text:style-name="T96">oad the given module. </text:span></text:p>
      <text:p text:style-name="P2">Loading a Java module</text:p>
      <text:p text:style-name="P55">The example loader ships with QDL, so you may always import that. To do so issue the following:</text:p>
      <text:p text:style-name="P17"><text:s text:c="3"/>module_<text:span text:style-name="T110">load</text:span>('edu.uiuc.ncsa.qdl.extensions.example.QDLLoaderImpl', 'java')</text:p>
      <text:p text:style-name="P14">qdl:/examples/java</text:p>
      <text:p text:style-name="P60"/>
      <text:p text:style-name="P55"><text:span text:style-name="T108">This returns the actual namespace that was created, not the class name. </text:span>To check that it was imported, we ask the workspace, import it and then check again.</text:p>
      <text:p text:style-name="P17"><text:s text:c="2"/>)modules</text:p>
      <text:p text:style-name="P17">qdl:/examples/java</text:p>
      <text:p text:style-name="P17"><text:s text:c="2"/>)imports</text:p>
      <text:p text:style-name="P17">(no imports)</text:p>
      <text:p text:style-name="P17"><text:s text:c="2"/><text:span text:style-name="T70">module_</text:span>import('qdl:/examples/java')</text:p>
      <text:p text:style-name="P15"><text:soft-page-break/>java</text:p>
      <text:p text:style-name="P60"/>
      <text:p text:style-name="P55"><text:span text:style-name="T89">And import returns the (in this case default alias) of </text:span><text:span text:style-name="T55">java</text:span><text:span text:style-name="T89">. </text:span>If it imported correctly, it should hav<text:span text:style-name="T112">e</text:span> brought in a single command.</text:p>
      <text:p text:style-name="P17"><text:s text:c="2"/>)funcs</text:p>
      <text:p text:style-name="P17">java#concat(2)</text:p>
      <text:h text:style-name="P77" text:outline-level="2"><text:bookmark-start text:name="__RefHeading___Toc46713_3045913216"/>module_path<text:bookmark-end text:name="__RefHeading___Toc46713_3045913216"/></text:h>
      <text:p text:style-name="P2">Description</text:p>
      <text:p text:style-name="P56">Returns or sets the list of paths used to resolve the loading of modules from relative paths. These are file system (including virtual) paths.</text:p>
      <text:p text:style-name="P2">Usage</text:p>
      <text:p text:style-name="P60"><text:span text:style-name="T50">module_path(</text:span><text:span text:style-name="T58">{</text:span><text:span text:style-name="T50">arg</text:span><text:span text:style-name="T58">}</text:span><text:span text:style-name="T50">) </text:span>- <text:span text:style-name="T113">Query or set the module path.</text:span></text:p>
      <text:p text:style-name="P2">Arguments</text:p>
      <text:p text:style-name="P60"><text:span text:style-name="T50">arg </text:span>- <text:span text:style-name="T113">if given, sets the path. It is a colon separated list, e.g. 'path0:path1' </text:span><text:span text:style-name="T15">or</text:span><text:span text:style-name="T113"> it</text:span> <text:s/>is a stem of paths.</text:p>
      <text:p text:style-name="P30">Note that if <text:s/>relative path has a scheme for a VFS <text:span text:style-name="T113">(e.g. vfs#ligo/v4) </text:span>, then this restricts resolution to <text:s/>those paths. If the path is unqualified, every path is checked.</text:p>
      <text:p text:style-name="P2">Output</text:p>
      <text:p text:style-name="P56">If a query, the current module path.</text:p>
      <text:p text:style-name="P2">Examples</text:p>
      <text:p text:style-name="P17"><text:s text:c="4"/>module_path() </text:p>
      <text:p text:style-name="P17">[/home/ncsa/dev/ncsa-git/qdl/language/src/main/resources/modules/, <text:span text:style-name="T113">vfs#/scripts/</text:span><text:span text:style-name="T74">modules</text:span><text:span text:style-name="T113">/</text:span>]</text:p>
      <text:p text:style-name="P60"/>
      <text:p text:style-name="P56">This means that loading a module from a relative path like <text:span text:style-name="T50">my/lib/module.mdl</text:span> would check against the first path, since it is not VFS qualified, but a relative path like <text:span text:style-name="T50">vfs#math/complex.mdl</text:span> <text:s/>would be resolved against the second. </text:p>
      <text:h text:style-name="P76" text:outline-level="2"><text:bookmark-start text:name="__RefHeading___Toc46715_3045913216"/>module_remove<text:bookmark-end text:name="__RefHeading___Toc46715_3045913216"/></text:h>
      <text:p text:style-name="P2">Description</text:p>
      <text:p text:style-name="P57">Remove an imported module by alias</text:p>
      <text:p text:style-name="P2"><text:soft-page-break/>Usage</text:p>
      <text:p text:style-name="P41">module_remove(arg)</text:p>
      <text:p text:style-name="P2">Arguments</text:p>
      <text:p text:style-name="P57"><text:span text:style-name="T50">arg</text:span> - A string or stem of strings that are aliases for currently imported modules. They will be removed <text:span text:style-name="T8">in toto </text:span><text:span text:style-name="T30">from the environment. </text:span></text:p>
      <text:p text:style-name="P2">Output</text:p>
      <text:p text:style-name="P57">A boolean or list of booleans showing success.</text:p>
      <text:p text:style-name="P2">Examples</text:p>
      <text:p text:style-name="P17"><text:s text:c="3"/><text:span text:style-name="T114">module_remove('transactions')</text:span></text:p>
      <text:p text:style-name="P17">true</text:p>
      <text:p text:style-name="P60"/>
      <text:p text:style-name="P57">This removed the module with alias transactions. Note that if you can remove a module you did not import. That means that if a module with an alias has been loaded before the current clode block and you simply remove it, it will be removed at the point it was added. This may or may not be exactly what you want to do (e.g. replace the current module with one of your choosing) so this is documented.</text:p>
      <text:h text:style-name="P78" text:outline-level="2"><text:bookmark-start text:name="__RefHeading___Toc19141_1203596395"/>Use of modules<text:bookmark-end text:name="__RefHeading___Toc19141_1203596395"/></text:h>
      <text:p text:style-name="P60"><text:span text:style-name="T115">Since this is the basic encapsulation unit their use requires a bit of amplification. If you are familiar with classes, they behave a bit like them, but are not classes (which have internal private functions and variables, as well as </text:span><text:span text:style-name="T95">some form of inheritance</text:span><text:span text:style-name="T115">). </text:span><text:span text:style-name="T69">For one thing, nothing is truly private and a lot of languages like Java or C++ with </text:span><text:span text:style-name="T63">public</text:span> <text:span text:style-name="T69">or</text:span> <text:span text:style-name="T63">private</text:span><text:span text:style-name="T69"> keywords are really mostly syntactic sugar. In QDL, the convention is simple: If a function or variable begins with a double underscore, that is an indication that it should be left alone. </text:span><text:span text:style-name="T115">But there may be multiple instances of </text:span><text:span text:style-name="T95">modules </text:span><text:span text:style-name="T115">and they are independent. For instance, if you have a database module that manages access to tables, say</text:span></text:p>
      <text:p text:style-name="P17"><text:s/>module[</text:p>
      <text:p text:style-name="P17"><text:s text:c="3"/>'my:/db/access/table', 'table’</text:p>
      <text:p text:style-name="P17"><text:s text:c="2"/>][</text:p>
      <text:p text:style-name="P17"><text:s text:c="4"/>define[init_connection(table_name)][. . . ];</text:p>
      <text:p text:style-name="P17"><text:s text:c="4"/><text:span text:style-name="T115">define[select(query_string)][. . .];</text:span></text:p>
      <text:p text:style-name="P17"><text:s text:c="3"/>// other stuff</text:p>
      <text:p text:style-name="P17">]; <text:s/></text:p>
      <text:p text:style-name="P60"/>
      <text:p text:style-name="P60"><text:span text:style-name="T115">then you might want to create several tables like this, </text:span><text:span text:style-name="T95">each is a module </text:span><text:span text:style-name="T111">(this assumes that your module path is set and </text:span><text:span text:style-name="T59">db-table.mdl</text:span><text:span text:style-name="T111"> is in it.)</text:span></text:p>
      <text:p text:style-name="P17"><text:span text:style-name="T111">db_table := </text:span>module_<text:span text:style-name="T72">load</text:span>('<text:span text:style-name="T72">db-table</text:span>'<text:span text:style-name="T115">); <text:s text:c="2"/>// </text:span><text:span text:style-name="T95">make it available in the workspace</text:span></text:p>
      <text:p text:style-name="P17">module_load(<text:span text:style-name="T111">db_table</text:span>, '<text:span text:style-name="T75">clients</text:span>'<text:span text:style-name="T115">);</text:span></text:p>
      <text:p text:style-name="P17">module_load(<text:span text:style-name="T111">db_table</text:span>, '<text:span text:style-name="T75">accounts</text:span>'<text:span text:style-name="T115">);</text:span></text:p>
      <text:p text:style-name="P17">module_load(<text:span text:style-name="T111">db_table</text:span>, '<text:span text:style-name="T75">transactions</text:span>'<text:span text:style-name="T115">);</text:span></text:p>
      <text:p text:style-name="P60"/>
      <text:p text:style-name="P58"><text:soft-page-break/>Then you would initialize each of these l<text:span text:style-name="T95">and use them </text:span><text:span text:style-name="T116">l</text:span>ike</text:p>
      <text:p text:style-name="P17">clients#init_connection('client_<text:span text:style-name="T115">table_name'</text:span>);</text:p>
      <text:p text:style-name="P17">clients#select(<text:span text:style-name="T115">my_query); // select on a give criterion.</text:span></text:p>
      <text:p text:style-name="P60"/>
      <text:p text:style-name="P58">and then each instance of the module would have its own state, independent of any other instances.</text:p>
      <text:p text:style-name="P59">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p text:style-name="P26"/>
      <text:h text:style-name="Heading_20_2" text:outline-level="2">Appendix</text:h>
      <text:p text:style-name="Text_20_body"><text:span text:style-name="T117">The old module management system. Starting with QDL version 1.6, modules may be assigned to variables and used like any other variable – pass them to functions etc. Before that, modules had a much less intuitive and clunky management system. You either defined a module directly (required the alias) or issued a </text:span><text:span text:style-name="T64">module_load</text:span><text:span text:style-name="T117"> command. Then to use it, you would issue a <text:s/></text:span><text:span text:style-name="T64">module_import</text:span><text:span text:style-name="T117"> command which would make it available. At that point in time, the assumption was that modules would be large syntactic units but usage showed that smaller code blocks were a much better idea. The next couple of bits are for people using the older module system. The newer system is documented in the manual. </text:span><text:span text:style-name="T118">The old module system is still supported and will be for quite some time. It is, hwoever, strongly urged that you use the newer system and updates to the old system will not be made.</text:span></text:p>
      <text:h text:style-name="P79" text:outline-level="2">Creating modules</text:h>
      <text:p text:style-name="P65"><text:span text:style-name="T24">To use a module, you must import it. </text:span><text:span text:style-name="T22">Very roughly import is the same as instantiating </text:span><text:span text:style-name="T25">a copy </text:span><text:span text:style-name="T22">it. </text:span><text:span text:style-name="T26">Modules may be created and nested anywhere. </text:span></text:p>
      <text:p text:style-name="P34">Let us say that we had the following script in the file my-module.qdl:</text:p>
      <text:p text:style-name="P21"><text:bookmark-start text:name="__DdeLink__1100253_3453201426"/>module[</text:p>
      <text:p text:style-name="P21"><text:s text:c="3"/>'a:a','<text:span text:style-name="T43">A</text:span>'</text:p>
      <text:p text:style-name="P21">]body[</text:p>
      <text:p text:style-name="P21"><text:s text:c="4"/><text:span text:style-name="T44">===</text:span><text:span text:style-name="T45"> Sample module</text:span></text:p>
      <text:p text:style-name="P21"><text:s text:c="4"/>foo := 'abar';</text:p>
      <text:p text:style-name="P21"><text:s text:c="4"/>define[f(n)]body[return(n+1);];</text:p>
      <text:p text:style-name="P21">]; // end<text:bookmark-end text:name="__DdeLink__1100253_3453201426"/></text:p>
      <text:p text:style-name="P62"><text:span text:style-name="T17"><text:line-break/></text:span><text:line-break/>The URN puts this in a unique namespace. There can be no conflicts. The alias is used as a shorthand to access it. <text:span text:style-name="T46">Think of the definition as a template and aliases as instances created from it, each with their own state. </text:span><text:s/>URNs many be quite complex. Generally though you should not put in query parameters and such. To access anything in a module explicitly you <text:span text:style-name="T47">must </text:span><text:span text:style-name="T6"><text:s/>qualify </text:span><text:span text:style-name="T27"><text:s/>the name </text:span><text:span text:style-name="T16">i.e., </text:span></text:p>
      <text:p text:style-name="P21">alias#name</text:p>
      <text:p text:style-name="P62"/>
      <text:p text:style-name="P65"><text:soft-page-break/>It is easiest to <text:span text:style-name="T48">see this in action, so in the interpreter (clear state) </text:span></text:p>
      <text:p text:style-name="P21"><text:s text:c="4"/>module_import(module_load('my-module')); // <text:span text:style-name="T43">load and import</text:span></text:p>
      <text:p text:style-name="P18">A</text:p>
      <text:p text:style-name="P21"><text:s text:c="4"/>)funcs </text:p>
      <text:p text:style-name="P21"/>
      <text:p text:style-name="P21"><text:s text:c="4"/>)vars</text:p>
      <text:p text:style-name="P21"/>
      <text:p text:style-name="P65"><text:span text:style-name="T48"><text:line-break/>Note that there is nothing in this session so these show nothing. Let's import ou</text:span><text:span text:style-name="T49">r</text:span><text:span text:style-name="T48"> module </text:span><text:span text:style-name="T49">above in a file called </text:span><text:span text:style-name="T51">my-module.qdl</text:span><text:span text:style-name="T48">. We are going to import it with another alias just to show we </text:span><text:span text:style-name="T46">can</text:span></text:p>
      <text:p text:style-name="P21"><text:span text:style-name="T67">module_load</text:span>('my-module.<text:span text:style-name="T46">m</text:span>dl');</text:p>
      <text:p text:style-name="P19"><text:span text:style-name="T68">module_</text:span>import('a:a', 'b');</text:p>
      <text:p text:style-name="P21"/>
      <text:p text:style-name="P19"><text:s text:c="4"/>)vars</text:p>
      <text:p text:style-name="P19">b#foo</text:p>
      <text:p text:style-name="P21"/>
      <text:p text:style-name="P19"><text:s text:c="6"/>)funcs -m -fq</text:p>
      <text:p text:style-name="P19">A#f(1)</text:p>
      <text:p text:style-name="P62"><text:line-break/>Loading the module makes the session aware of it, but you must also import it. <text:span text:style-name="T67">You may import <text:s/>a module multiple times with different aliases. </text:span>If we did not specify the second argument, then the default alias in the module definition, <text:span text:style-name="T50">'</text:span><text:span text:style-name="T52">A</text:span><text:span text:style-name="T50">'</text:span>, would be used. Now at this point, there is nothing else in <text:s/>the session and there are no name clashes possible, so we can use the unqualified name:</text:p>
      <text:p text:style-name="P21"><text:s text:c="4"/>foo</text:p>
      <text:p text:style-name="P21">abar</text:p>
      <text:p text:style-name="P62"/>
      <text:p text:style-name="P63">And we can invoke the function too</text:p>
      <text:p text:style-name="P21"><text:s text:c="4"/>f(5)</text:p>
      <text:p text:style-name="P21">6</text:p>
      <text:p text:style-name="P62"/>
      <text:p text:style-name="P61">For QDL modules, module_load is a convenience. You can exactly the same behavior by reading a file with module statements in it. It is, however, needed to to load a Java-defined module.</text:p>
      <text:h text:style-name="P80" text:outline-level="2">Local variables and functions vs. modules ones</text:h>
      <text:p text:style-name="P66">Remember that the workspace is its own module and has no prefix. You may have like-named variables and functions in various modules. So if we define foo in the workspace then import the module</text:p>
      <text:p text:style-name="P24"><text:s text:c="4"/>foo := 5;</text:p>
      <text:p text:style-name="P24"><text:s text:c="4"/><text:span text:style-name="T69">mm: = module_</text:span>load('my-module');</text:p>
      <text:p text:style-name="P24"><text:span text:style-name="T48"><text:s text:c="4"/></text:span><text:span text:style-name="T70">module_</text:span><text:span text:style-name="T48">import(</text:span><text:span text:style-name="T71">mm</text:span><text:span text:style-name="T48">, 'b');</text:span></text:p>
      <text:p text:style-name="P22">b</text:p>
      <text:p text:style-name="P20"><text:s text:c="4"/><text:span text:style-name="T78">)vars -</text:span><text:span text:style-name="T69">m</text:span></text:p>
      <text:p text:style-name="P23">b#foo, foo</text:p>
      <text:p text:style-name="P64"><text:line-break/>This shows us that there is a session variable with the same name. <text:s/></text:p>
      <text:p text:style-name="P24"><text:s text:c="3"/><text:span text:style-name="T69">foo</text:span></text:p>
      <text:p text:style-name="P22"><text:soft-page-break/>5</text:p>
      <text:p text:style-name="P22"><text:s text:c="3"/>b#foo</text:p>
      <text:p text:style-name="P22">abar</text:p>
      <text:p text:style-name="P70"/>
      <text:p text:style-name="P70"><text:span text:style-name="T78"><text:s/></text:span><text:span text:style-name="T69">The </text:span><text:span text:style-name="T79">most straightforward way to handle name clashes, </text:span><text:span text:style-name="T10">viz</text:span><text:span text:style-name="T79">.,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69">The same sort of qualifications hold for functions.</text:span></text:p>
      <text:p text:style-name="P3">Help for modules</text:p>
      <text:p text:style-name="P67">Just like functions, you can create help for a module by inserting documentation commands right before the body. You can access this in the workspace with <text:s/></text:p>
      <text:p text:style-name="P24">)module<text:span text:style-name="T69">s</text:span> name|alias -help</text:p>
      <text:p text:style-name="P68"/>
      <text:p text:style-name="P69">Here</text:p>
      <text:p text:style-name="P24"><text:s text:c="3"/>)modules b -help</text:p>
      <text:p text:style-name="P24">a:a [<text:span text:style-name="T69">b</text:span>]</text:p>
      <text:p text:style-name="P24">Sample module from the reference manual.</text:p>
      <text:p text:style-name="P68"/>
      <text:p text:style-name="P69">This prints out the namespace [alias0, alias1, . . . <text:s/>aliasn] and any module-leveldocumentation.</text:p>
      <text:p text:style-name="P68">Note that all of the functions in a module (with their fully qualified names) are automatically found by the help system, so this command is just for the module itself.</text:p>
      <text:h text:style-name="P84"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1T15:50:14.825271416</meta:creation-date>
    <dc:date>2024-05-22T11:44:06.991223387</dc:date>
    <meta:editing-duration>PT8M3S</meta:editing-duration>
    <meta:editing-cycles>5</meta:editing-cycles>
    <meta:generator>LibreOffice/6.4.7.2$Linux_X86_64 LibreOffice_project/40$Build-2</meta:generator>
    <meta:document-statistic meta:table-count="0" meta:image-count="0" meta:object-count="0" meta:page-count="12" meta:paragraph-count="287" meta:word-count="3027" meta:character-count="18918" meta:non-whitespace-character-count="15839"/>
  </office:meta>
</office:document-meta>
</file>